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19000000B3A9F37FC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_5f_DOCUMENTOS_5f_SECUNDARIOS" style:display-name="TABLA_DOCUMENTOS_SECUNDARIOS" style:family="table">
      <style:table-properties style:width="4.9375in" fo:margin-left="0in" fo:margin-right="5.1806in" table:align="margins"/>
    </style:style>
    <style:style style:name="TABLA_5f_DOCUMENTOS_5f_SECUNDARIOS.A" style:display-name="TABLA_DOCUMENTOS_SECUNDARIOS.A" style:family="table-column">
      <style:table-column-properties style:column-width="2.1583in" style:rel-column-width="3110*"/>
    </style:style>
    <style:style style:name="TABLA_5f_DOCUMENTOS_5f_SECUNDARIOS.B" style:display-name="TABLA_DOCUMENTOS_SECUNDARIOS.B" style:family="table-column">
      <style:table-column-properties style:column-width="2.7792in" style:rel-column-width="4004*"/>
    </style:style>
    <style:style style:name="TABLA_5f_DOCUMENTOS_5f_SECUNDARIOS.1" style:display-name="TABLA_DOCUMENTOS_SECUNDARIOS.1" style:family="table-row">
      <style:table-row-properties fo:keep-together="auto"/>
    </style:style>
    <style:style style:name="TABLA_5f_DOCUMENTOS_5f_SECUNDARIOS.A1" style:display-name="TABLA_DOCUMENTOS_SECUNDARIOS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DOCUMENTOS_5f_SECUNDARIOS.B1" style:display-name="TABLA_DOCUMENTOS_SECUNDARIOS.B1" style:family="table-cell">
      <style:table-cell-properties fo:background-color="#dddddd" fo:padding="0.0382in" fo:border="0.05pt solid #000000">
        <style:background-image/>
      </style:table-cell-properties>
    </style:style>
    <style:style style:name="TABLA_5f_DOCUMENTOS_5f_SECUNDARIOS.2" style:display-name="TABLA_DOCUMENTOS_SECUNDARIOS.2" style:family="table-row">
      <style:table-row-properties style:min-row-height="0.425in" fo:keep-together="auto"/>
    </style:style>
    <style:style style:name="TABLA_5f_DOCUMENTOS_5f_SECUNDARIOS.A2" style:display-name="TABLA_DOCUMENTOS_SECUNDARIOS.A2" style:family="table-cell">
      <style:table-cell-properties fo:padding="0.0382in" fo:border-left="0.05pt solid #000000" fo:border-right="none" fo:border-top="none" fo:border-bottom="0.05pt solid #000000"/>
    </style:style>
    <style:style style:name="TABLA_5f_DOCUMENTOS_5f_SECUNDARIOS.B2" style:display-name="TABLA_DOCUMENTOS_SECUNDARIOS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A_5f_BIENES" style:display-name="TABLA_BIENES" style:family="table">
      <style:table-properties style:width="4.625in" fo:margin-left="0in" fo:margin-right="5.4931in" table:align="margins"/>
    </style:style>
    <style:style style:name="TABLA_5f_BIENES.A" style:display-name="TABLA_BIENES.A" style:family="table-column">
      <style:table-column-properties style:column-width="1.1215in" style:rel-column-width="1617*"/>
    </style:style>
    <style:style style:name="TABLA_5f_BIENES.B" style:display-name="TABLA_BIENES.B" style:family="table-column">
      <style:table-column-properties style:column-width="1.1243in" style:rel-column-width="1621*"/>
    </style:style>
    <style:style style:name="TABLA_5f_BIENES.C" style:display-name="TABLA_BIENES.C" style:family="table-column">
      <style:table-column-properties style:column-width="1.1236in" style:rel-column-width="1620*"/>
    </style:style>
    <style:style style:name="TABLA_5f_BIENES.D" style:display-name="TABLA_BIENES.D" style:family="table-column">
      <style:table-column-properties style:column-width="1.2549in" style:rel-column-width="1809*"/>
    </style:style>
    <style:style style:name="TABLA_5f_BIENES.1" style:display-name="TABLA_BIENES.1" style:family="table-row">
      <style:table-row-properties fo:keep-together="auto"/>
    </style:style>
    <style:style style:name="TABLA_5f_BIENES.A1" style:display-name="TABLA_BIENES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_5f_BIENES.D1" style:display-name="TABLA_BIENES.D1" style:family="table-cell">
      <style:table-cell-properties fo:background-color="#eeeeee" fo:padding="0.0382in" fo:border="0.05pt solid #000000">
        <style:background-image/>
      </style:table-cell-properties>
    </style:style>
    <style:style style:name="TABLA_5f_BIENES.A2" style:display-name="TABLA_BIENES.A2" style:family="table-cell">
      <style:table-cell-properties fo:padding="0.0382in" fo:border-left="0.05pt solid #000000" fo:border-right="none" fo:border-top="none" fo:border-bottom="0.05pt solid #000000"/>
    </style:style>
    <style:style style:name="TABLA_5f_BIENES.B2" style:display-name="TABLA_BIENES.B2" style:family="table-cell">
      <style:table-cell-properties fo:padding="0.0382in" fo:border-left="0.05pt solid #000000" fo:border-right="none" fo:border-top="none" fo:border-bottom="0.05pt solid #000000"/>
    </style:style>
    <style:style style:name="TABLA_5f_BIENES.C2" style:display-name="TABLA_BIENES.C2" style:family="table-cell">
      <style:table-cell-properties fo:padding="0.0382in" fo:border-left="0.05pt solid #000000" fo:border-right="none" fo:border-top="none" fo:border-bottom="0.05pt solid #000000"/>
    </style:style>
    <style:style style:name="TABLA_5f_BIENES.D2" style:display-name="TABLA_BIENES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" fo:font-size="9pt" officeooo:paragraph-rsid="004e148d" style:font-name-asian="Arial" style:font-size-asian="9pt" style:font-name-complex="Arial" style:font-size-complex="9pt"/>
    </style:style>
    <style:style style:name="P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fo:font-size="11pt" officeooo:rsid="001eb3f2" officeooo:paragraph-rsid="004e148d" style:font-size-asian="11pt" style:font-size-complex="11pt"/>
    </style:style>
    <style:style style:name="P3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82195" officeooo:paragraph-rsid="004e148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fo:font-weight="bold" officeooo:rsid="00482195" officeooo:paragraph-rsid="004e148d" style:font-name-asian="Arial" style:font-size-asian="12pt" style:font-weight-asian="bold" style:font-name-complex="Arial" style:font-size-complex="12pt" style:font-weight-complex="bold"/>
    </style:style>
    <style:style style:name="P5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weight="bold" officeooo:rsid="00499432" officeooo:paragraph-rsid="004e148d" style:font-name-asian="Arial" style:font-size-asian="12pt" style:font-weight-asian="bold" style:font-name-complex="Arial" style:font-size-complex="12pt" style:font-weight-complex="bold"/>
    </style:style>
    <style:style style:name="P6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size-asian="12pt" style:font-style-asian="italic" style:font-weight-asian="bold" style:font-size-complex="12pt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2pt" fo:font-style="italic" fo:font-weight="bold" officeooo:rsid="00482195" officeooo:paragraph-rsid="004e148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P8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size-asian="11pt" style:font-size-complex="11pt"/>
    </style:style>
    <style:style style:name="P9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503c86" style:font-size-asian="11pt" style:font-size-complex="11pt"/>
    </style:style>
    <style:style style:name="P10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161d3" officeooo:paragraph-rsid="005161d3" style:font-size-asian="11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03c86" officeooo:paragraph-rsid="00503c86" style:font-name-asian="Arial" style:font-size-asian="11pt" style:font-name-complex="Arial" style:font-size-complex="11pt"/>
    </style:style>
    <style:style style:name="P12" style:family="paragraph" style:parent-style-name="Standard">
      <style:paragraph-properties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1eb3f2" officeooo:paragraph-rsid="004e148d" style:font-name-asian="Arial" style:font-size-asian="11pt" style:font-name-complex="Arial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Arial1" fo:font-size="11pt" officeooo:rsid="0046aaa7" officeooo:paragraph-rsid="004e148d" style:font-name-asian="Arial" style:font-size-asian="11pt" style:font-name-complex="Arial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Arial1" fo:font-size="10pt" officeooo:rsid="0041c630" officeooo:paragraph-rsid="004e148d" style:font-name-asian="Arial" style:font-size-asian="10pt" style:font-name-complex="Arial" style:font-size-complex="10pt"/>
    </style:style>
    <style:style style:name="P15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rsid="004aed82" officeooo:paragraph-rsid="004e148d" style:font-name-asian="Arial" style:font-size-asian="15pt" style:font-weight-asian="bold" style:font-name-complex="Arial" style:font-size-complex="15pt" style:font-weight-complex="bold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>
        <style:tab-stops>
          <style:tab-stop style:position="0in"/>
        </style:tab-stops>
      </style:paragraph-properties>
      <style:text-properties style:font-name="Arial" fo:font-size="15pt" fo:font-weight="bold" officeooo:paragraph-rsid="004e148d" style:font-name-asian="Arial" style:font-size-asian="15pt" style:font-weight-asian="bold" style:font-name-complex="Arial" style:font-size-complex="15pt" style:font-weight-complex="bold"/>
    </style:style>
    <style:style style:name="P17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fo:font-weight="bold" officeooo:rsid="00482195" officeooo:paragraph-rsid="004e148d" style:font-name-asian="Arial" style:font-size-asian="11pt" style:font-weight-asian="bold" style:font-name-complex="Arial" style:font-size-complex="11pt" style:font-weight-complex="bold"/>
    </style:style>
    <style:style style:name="P18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1pt" officeooo:rsid="0054dac5" officeooo:paragraph-rsid="0054dac5" style:font-name-asian="Arial" style:font-size-asian="11pt" style:font-name-complex="Arial" style:font-size-complex="11pt"/>
    </style:style>
    <style:style style:name="P19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fo:font-weight="bold" officeooo:rsid="0027d500" officeooo:paragraph-rsid="004e148d" style:font-name-asian="Arial" style:font-size-asian="10pt" style:font-weight-asian="bold" style:font-name-complex="Arial" style:font-size-complex="10pt" style:font-weight-complex="bold"/>
    </style:style>
    <style:style style:name="P20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5a9eb" officeooo:paragraph-rsid="0055a9eb" style:font-name-asian="Arial" style:font-size-asian="10pt" style:font-name-complex="Arial" style:font-size-complex="10pt"/>
    </style:style>
    <style:style style:name="P21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281993" officeooo:paragraph-rsid="004e148d" style:font-name-asian="Arial" style:font-size-asian="10pt" style:font-name-complex="Arial" style:font-size-complex="10pt"/>
    </style:style>
    <style:style style:name="P22" style:family="paragraph" style:parent-style-name="Table_20_Contents">
      <style:paragraph-properties fo:margin-top="0.1665in" fo:margin-bottom="0in" style:contextual-spacing="false" fo:text-align="start" style:justify-single-word="false">
        <style:tab-stops>
          <style:tab-stop style:position="0.75in"/>
        </style:tab-stops>
      </style:paragraph-properties>
      <style:text-properties style:font-name="Arial1" fo:font-size="10pt" officeooo:rsid="00576cfb" officeooo:paragraph-rsid="00576cfb" style:font-name-asian="Arial" style:font-size-asian="10pt" style:font-name-complex="Arial" style:font-size-complex="10pt"/>
    </style:style>
    <style:style style:name="P23" style:family="paragraph" style:parent-style-name="Standard" style:master-page-name="Page_20_Style_20_1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 style:page-number="auto"/>
      <style:text-properties style:font-name="Arial" fo:font-size="10pt" style:font-name-asian="Arial" style:font-size-asian="10pt" style:font-name-complex="Arial" style:font-size-complex="10pt"/>
    </style:style>
    <style:style style:name="T1" style:family="text">
      <style:text-properties officeooo:rsid="0055a9e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Arial" style:font-weight-asian="bold" style:font-name-complex="Arial" style:font-weight-complex="bold"/>
    </style:style>
    <style:style style:name="T4" style:family="text">
      <style:text-properties fo:font-weight="bold" officeooo:rsid="0046aaa7" style:font-name-asian="Arial" style:font-weight-asian="bold" style:font-name-complex="Arial" style:font-weight-complex="bold"/>
    </style:style>
    <style:style style:name="T5" style:family="text">
      <style:text-properties fo:font-weight="bold" officeooo:rsid="004aed82" style:font-name-asian="Arial" style:font-weight-asian="bold" style:font-name-complex="Arial" style:font-weight-complex="bold"/>
    </style:style>
    <style:style style:name="T6" style:family="text">
      <style:text-properties fo:font-weight="bold" officeooo:rsid="005964f6" style:font-name-asian="Arial" style:font-weight-asian="bold" style:font-name-complex="Arial" style:font-weight-complex="bold"/>
    </style:style>
    <style:style style:name="T7" style:family="text">
      <style:text-properties fo:font-weight="bold" officeooo:rsid="005419c5" style:font-name-asian="Arial" style:font-weight-asian="bold" style:font-name-complex="Arial" style:font-weight-complex="bold"/>
    </style:style>
    <style:style style:name="T8" style:family="text">
      <style:text-properties style:font-name-asian="Arial" style:font-name-complex="Arial"/>
    </style:style>
    <style:style style:name="T9" style:family="text">
      <style:text-properties officeooo:rsid="00503c86" style:font-name-asian="Arial" style:font-name-complex="Ari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6">Teatro Nacional Cervantes</text:p>
      <text:p text:style-name="P15">Detalle de Recepción</text:p>
      <text:p text:style-name="P1"/>
      <text:p text:style-name="P8">
        <text:span text:style-name="T3">Fecha </text:span>
        <text:span text:style-name="T4">actual</text:span>
        <text:span text:style-name="T8">: 03/06/2015 13:06</text:span>
      </text:p>
      <text:p text:style-name="P8"/>
      <text:p text:style-name="P8"/>
      <text:section text:style-name="Sect1" text:name="Section1">
        <text:p text:style-name="P9">
          <text:span text:style-name="T5">Numero de recepción</text:span>
          <text:span text:style-name="T8">: </text:span>
          <text:span text:style-name="T9">17</text:span>
        </text:p>
        <text:p text:style-name="P8"/>
        <text:p text:style-name="P10"><text:span text:style-name="T2">Fecha:</text:span> 2015-06-03 00:00:00 -0300 </text:p>
        <text:p text:style-name="P8"/>
        <text:p text:style-name="P11"><text:span text:style-name="T2">Estado:</text:span> En stock</text:p>
        <text:p text:style-name="P8"/>
        <text:p text:style-name="P8">
          <text:span text:style-name="T6">D</text:span>
          <text:span text:style-name="T7">escripcion provisoria: </text:span>
        </text:p>
      </text:section>
      <text:p text:style-name="P3"/>
      <text:p text:style-name="P6">Documento Principal</text:p>
      <text:p text:style-name="P8"/>
      <text:p text:style-name="P11">Tipo de documento: factura</text:p>
      <text:p text:style-name="P8"/>
      <text:p text:style-name="P11">Numero: 3333-33333333</text:p>
      <text:p text:style-name="P2"/>
      <text:p text:style-name="P3"/>
      <text:p text:style-name="P7">Documentos Secundarios</text:p>
      <text:p text:style-name="P12"/>
      <table:table table:name="TABLA_DOCUMENTOS_SECUNDARIOS" table:style-name="TABLA_5f_DOCUMENTOS_5f_SECUNDARIOS">
        <table:table-column table:style-name="TABLA_5f_DOCUMENTOS_5f_SECUNDARIOS.A"/>
        <table:table-column table:style-name="TABLA_5f_DOCUMENTOS_5f_SECUNDARIOS.B"/>
        <table:table-row table:style-name="TABLA_5f_DOCUMENTOS_5f_SECUNDARIOS.1">
          <table:table-cell table:style-name="TABLA_5f_DOCUMENTOS_5f_SECUNDARIOS.A1" office:value-type="string">
            <text:p text:style-name="P17">Tipo</text:p>
          </table:table-cell>
          <table:table-cell table:style-name="TABLA_5f_DOCUMENTOS_5f_SECUNDARIOS.B1" office:value-type="string">
            <text:p text:style-name="P17">Numero</text:p>
          </table:table-cell>
        </table:table-row>
        <table:table-row table:style-name="TABLA_5f_DOCUMENTOS_5f_SECUNDARIOS.2">
          <table:table-cell table:style-name="TABLA_5f_DOCUMENTOS_5f_SECUNDARIOS.A2" office:value-type="string">
            <text:p text:style-name="P18">factura</text:p>
          </table:table-cell>
          <table:table-cell table:style-name="TABLA_5f_DOCUMENTOS_5f_SECUNDARIOS.B2" office:value-type="string">
            <text:p text:style-name="P18">5555-55555555</text:p>
          </table:table-cell>
        </table:table-row>
        <table:table-row table:style-name="TABLA_5f_DOCUMENTOS_5f_SECUNDARIOS.2">
          <table:table-cell table:style-name="TABLA_5f_DOCUMENTOS_5f_SECUNDARIOS.A2" office:value-type="string">
            <text:p text:style-name="P18">factura</text:p>
          </table:table-cell>
          <table:table-cell table:style-name="TABLA_5f_DOCUMENTOS_5f_SECUNDARIOS.B2" office:value-type="string">
            <text:p text:style-name="P18">6666-66666666</text:p>
          </table:table-cell>
        </table:table-row>
      </table:table>
      <text:p text:style-name="P14"/>
      <text:p text:style-name="P4"/>
      <text:p text:style-name="P5">Bienes de consumo</text:p>
      <text:p text:style-name="P5"/>
      <table:table table:name="TABLA_BIENES" table:style-name="TABLA_5f_BIENES">
        <table:table-column table:style-name="TABLA_5f_BIENES.A"/>
        <table:table-column table:style-name="TABLA_5f_BIENES.B"/>
        <table:table-column table:style-name="TABLA_5f_BIENES.C"/>
        <table:table-column table:style-name="TABLA_5f_BIENES.D"/>
        <table:table-row table:style-name="TABLA_5f_BIENES.1">
          <table:table-cell table:style-name="TABLA_5f_BIENES.A1" office:value-type="string">
            <text:p text:style-name="P19">Codigo</text:p>
          </table:table-cell>
          <table:table-cell table:style-name="TABLA_5f_BIENES.A1" office:value-type="string">
            <text:p text:style-name="P19">Nombre</text:p>
          </table:table-cell>
          <table:table-cell table:style-name="TABLA_5f_BIENES.A1" office:value-type="string">
            <text:p text:style-name="P19">Cantidad</text:p>
          </table:table-cell>
          <table:table-cell table:style-name="TABLA_5f_BIENES.D1" office:value-type="string">
            <text:p text:style-name="P19">Cost<text:span text:style-name="T1">o</text:span></text:p>
          </table:table-cell>
        </table:table-row>
        <table:table-row table:style-name="TABLA_5f_BIENES.1">
          <table:table-cell table:style-name="TABLA_5f_BIENES.A2" office:value-type="string">
            <text:p text:style-name="P22">2.1.9.00000.2222</text:p>
          </table:table-cell>
          <table:table-cell table:style-name="TABLA_5f_BIENES.B2" office:value-type="string">
            <text:p text:style-name="P22">tijera</text:p>
          </table:table-cell>
          <table:table-cell table:style-name="TABLA_5f_BIENES.C2" office:value-type="string">
            <text:p text:style-name="P22">300</text:p>
          </table:table-cell>
          <table:table-cell table:style-name="TABLA_5f_BIENES.D2" office:value-type="string">
            <text:p text:style-name="P22">6.0</text:p>
          </table:table-cell>
        </table:table-row>
        <table:table-row table:style-name="TABLA_5f_BIENES.1">
          <table:table-cell table:style-name="TABLA_5f_BIENES.A2" office:value-type="string">
            <text:p text:style-name="P22">2.1.9.00000.5678</text:p>
          </table:table-cell>
          <table:table-cell table:style-name="TABLA_5f_BIENES.B2" office:value-type="string">
            <text:p text:style-name="P22">jabon</text:p>
          </table:table-cell>
          <table:table-cell table:style-name="TABLA_5f_BIENES.C2" office:value-type="string">
            <text:p text:style-name="P22">500</text:p>
          </table:table-cell>
          <table:table-cell table:style-name="TABLA_5f_BIENES.D2" office:value-type="string">
            <text:p text:style-name="P22">14.0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29in" fo:page-height="8.2681in" style:num-format="1" style:print-orientation="portrait" fo:margin-top="0.3937in" fo:margin-bottom="0.3937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4402in" fo:margin-left="0in" fo:margin-right="0in" fo:margin-bottom="0.4in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Page_20_Style_20_1" style:display-name="Page Style 1" style:page-layout-name="Mpm2">
      <style:header>
        <text:p text:style-name="Header">
          <draw:frame draw:style-name="Mfr1" draw:name="Image1" text:anchor-type="paragraph" svg:y="-0.3937in" svg:width="1.602in" svg:height="0.9598in" draw:z-index="0">
            <draw:image xlink:href="Pictures/1000000000000119000000B3A9F37FC0.png" xlink:type="simple" xlink:show="embed" xlink:actuate="onLoad"/>
          </draw:frame>
        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6-03T13:06:29.530664322</dc:date>
    <meta:generator>LibreOffice/4.2.8.2$Linux_x86 LibreOffice_project/420m0$Build-2</meta:generator>
    <meta:editing-duration>PT20H52M59S</meta:editing-duration>
    <meta:editing-cycles>56</meta:editing-cycles>
    <meta:document-statistic meta:table-count="2" meta:image-count="1" meta:object-count="0" meta:page-count="1" meta:paragraph-count="24" meta:word-count="45" meta:character-count="419" meta:non-whitespace-character-count="397"/>
  </office:meta>
</office:document-meta>
</file>